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Transformer.generat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Transformer.copyNamespaceDeclarations( final Node oldNode , Node newN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PathTransformer.generate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Transformer.printNode( String msg ,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Transformer.addNode( Document doc , final Node nodeTempl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PathTransformer.setup( SourceResolver resolver , Map objectModel , String source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Transformer.handleIncludes( Document doc , String x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PathTransformer.transform( Document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PathTransformer.handleExcludes( Document doc , String x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PathTransform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ath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Transformer.nodeEquality( final Node n1 , final Node n2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XPathTransformer.service( ServiceManager 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PathTransformer.findOrCreateNode( Node parent , Node new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